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12.96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column table:style-name="co13" table:default-cell-style-name="ce69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 table:number-columns-repeated="2"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 table:number-columns-repeated="2"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 table:number-columns-repeated="2"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 table:number-columns-repeated="2"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 table:number-columns-repeated="2"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Hertz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 table:number-columns-repeated="2"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 table:number-columns-repeated="2"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 table:number-columns-repeated="2"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Square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m2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 office:value-type="string" calcext:value-type="string">
            <text:p>m2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alternative definition [ m2 ] = [ m ] ^ [ m ]</text:p>
          </table:table-cell>
          <table:table-cell table:style-name="ce63" table:number-columns-repeated="6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0" office:value-type="string" calcext:value-type="string">
            <text:p>NORM2</text:p>
          </table:table-cell>
          <table:table-cell table:style-name="ce63" office:value-type="string" calcext:value-type="string">
            <text:p>TQuarticMeter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m3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 office:value-type="string" calcext:value-type="string">
            <text:p>m3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Cub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exticMeter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3" office:value-type="string" calcext:value-type="string">
            <text:p>rad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 office:value-type="string" calcext:value-type="string">
            <text:p>deg</text:p>
          </table:table-cell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Ampere?</text:p>
          </table:table-cell>
          <table:table-cell table:style-name="ce63" office:value-type="string" calcext:value-type="string">
            <text:p>EXTRACT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2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/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  <table:table-cell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rad/s ] = [ rad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1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/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alternative definition [ N ] = [ kg/s ] * [ m/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  <table:table-cell/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/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2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main definition [ kg*m/s ] = [kg*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2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  <table:table-cell table:style-name="ce6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TOSCALAR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DUAL3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ELECTRIC FIELD }</text:p>
          </table:table-cell>
          <table:table-cell table:style-name="ce50" table:number-columns-repeated="1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36" office:value-type="string" calcext:value-type="string">
            <text:p>// ohm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Ohm?</text:p>
          </table:table-cell>
          <table:table-cell table:style-name="ce71" office:value-type="string" calcext:value-type="string">
            <text:p>main definition [ <text:span text:style-name="T3">Ω</text:span> ] = [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Henry!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GEOMETRIC-1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Siemens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Ohm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Ohm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siemens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Siemens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GEOMETRIC-1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CLOhm?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Farad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Siemens</text:p>
          </table:table-cell>
          <table:table-cell table:style-name="ce63" office:value-type="string" calcext:value-type="string">
            <text:p>GEOMETRIC-1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Volt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volt [ V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main definition [ V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GEOMETRIC</text:p>
          </table:table-cell>
          <table:table-cell table:style-name="ce63" office:value-type="string" calcext:value-type="string">
            <text:p>TCLAmpere?</text:p>
          </table:table-cell>
          <table:table-cell table:style-name="ce63" office:value-type="string" calcext:value-type="string">
            <text:p>TCLOhm?</text:p>
          </table:table-cell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Vol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Volt?</text:p>
          </table:table-cell>
          <table:table-cell table:style-name="ce63"/>
          <table:table-cell table:style-name="ce71"/>
          <table:table-cell table:style-name="ce63" table:number-columns-repeated="6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watt [ W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Multivector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main definition [ W ] = [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3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GEOMETRIC</text:p>
          </table:table-cell>
          <table:table-cell table:style-name="ce63" office:value-type="string" calcext:value-type="string">
            <text:p>TCLVolt?</text:p>
          </table:table-cell>
          <table:table-cell table:style-name="ce63" office:value-type="string" calcext:value-type="string">
            <text:p>TCLAmpere?</text:p>
          </table:table-cell>
          <table:table-cell table:style-name="ce63" table:number-columns-repeated="7"/>
          <table:table-cell table:style-name="ce60" office:value-type="string" calcext:value-type="string">
            <text:p>TMultivector</text:p>
          </table:table-cell>
          <table:table-cell table:style-name="ce60" office:value-type="string" calcext:value-type="string">
            <text:p>CONIUGATE2</text:p>
          </table:table-cell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att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Watt?</text:p>
          </table:table-cell>
          <table:table-cell table:style-name="ce63" table:number-columns-repeated="8"/>
          <table:table-cell table:style-name="ce60" office:value-type="string" calcext:value-type="string">
            <text:p>TMultivector</text:p>
          </table:table-cell>
          <table:table-cell table:style-name="ce60"/>
        </table:table-row>
        <table:table-row table:style-name="ro1">
          <table:table-cell table:style-name="ce36" office:value-type="string" calcext:value-type="string">
            <text:p>// volt per meter[ v/m ] = [ N/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  <table:table-cell table:style-name="ce6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2"/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Tesla?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  <table:table-cell table:style-name="ce6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  <table:table-cell table:style-name="ce52" office:value-type="string" calcext:value-type="string">
            <text:p>OPTION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Tesla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  <table:table-cell table:style-name="ce60" office:value-type="string" calcext:value-type="string">
            <text:p>DUAL1-RECIPROCAL2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EXPORT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  <table:table-cell table:style-name="ce6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>
            <text:p>// { TSecond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Second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5" office:value-type="string" calcext:value-type="string">
            <text:p>// { THertz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CLRadian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1</text:p>
          </table:table-cell>
        </table:table-row>
        <table:table-row table:style-name="ro1">
          <table:table-cell table:style-name="ce35" office:value-type="string" calcext:value-type="string">
            <text:p>// { COULOMB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Volt?PerMeter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OHM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Ohm?</text:p>
          </table:table-cell>
          <table:table-cell table:style-name="ce63" table:number-columns-repeated="2"/>
          <table:table-cell table:style-name="ce60" table:number-columns-repeated="2"/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:=</text:p>
          </table:table-cell>
          <table:table-cell table:style-name="ce63" table:number-columns-repeated="6"/>
          <table:table-cell table:style-name="ce63" office:value-type="string" calcext:value-type="string">
            <text:p>TCLWatt?</text:p>
          </table:table-cell>
          <table:table-cell table:style-name="ce63" table:number-columns-repeated="2"/>
          <table:table-cell table:style-name="ce60" table:number-columns-repeated="2"/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1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Tesla?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1-RECIPROCAL2</text:p>
          </table:table-cell>
        </table:table-row>
        <table:table-row table:style-name="ro1">
          <table:table-cell table:style-name="ce35" office:value-type="string" calcext:value-type="string">
            <text:p>// { TCLMeterPerSecond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Radian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TCLMeterPerSecondSquared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Volt?PerMet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/>
        </table:table-row>
        <table:table-row table:style-name="ro1">
          <table:table-cell table:style-name="ce35" office:value-type="string" calcext:value-type="string">
            <text:p>// { TPascal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  <table:table-cell table:style-name="ce63" office:value-type="string" calcext:value-type="string">
            <text:p>RECIPROCAL2</text:p>
          </table:table-cell>
        </table:table-row>
        <table:table-row table:style-name="ro1">
          <table:table-cell table:style-name="ce35" office:value-type="string" calcext:value-type="string">
            <text:p>// { THenry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DUAL1</text:p>
          </table:table-cell>
        </table:table-row>
        <table:table-row table:style-name="ro1">
          <table:table-cell table:style-name="ce35" office:value-type="string" calcext:value-type="string">
            <text:p>// { TCLTesla ADDITIONAL }</text:p>
          </table:table-cell>
          <table:table-cell table:style-name="ce50" table:number-columns-repeated="12"/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DUAL3</text:p>
          </table:table-cell>
        </table:table-row>
        <table:table-row table:style-name="ro1" table:number-rows-repeated="1047892">
          <table:table-cell table:number-columns-repeated="13"/>
        </table:table-row>
        <table:table-row table:style-name="ro2" table:number-rows-repeated="1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2:50:29.67302962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2:51:28.391743004</dc:date>
    <meta:editing-duration>P6DT8H37M58S</meta:editing-duration>
    <meta:editing-cycles>3778</meta:editing-cycles>
    <meta:generator>LibreOffice/7.6.5.2$Linux_X86_64 LibreOffice_project/60$Build-2</meta:generator>
    <meta:print-date>2023-03-25T21:17:20.703000000</meta:print-date>
    <meta:document-statistic meta:table-count="1" meta:cell-count="4597" meta:object-count="0"/>
  </office:meta>
</office:document-meta>
</file>